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Nome do clube</text:p>
          </table:table-cell>
          <table:table-cell table:style-name="ce3"/>
          <table:table-cell table:number-columns-repeated="2"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s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a xlink:href="https://pt.wikipedia.org/wiki/Sport_Club_Rio_Grande" xlink:type="simple">Sport Club Rio Grande</text:a></text:p>
          </table:table-cell>
          <table:table-cell office:value-type="string" calcext:value-type="string">
            <text:p>times[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];[.C2];[.D2];[.E2];[.F2];[.G2];[.H2];[.A2];[.I2])" office:value-type="string" office:string-value="times[1]  &lt;-  “Sport Club Rio Grande“" calcext:value-type="string">
            <text:p>times[1] <text:s/>&lt;- <text:s/>“Sport Club Rio Grande“</text:p>
          </table:table-cell>
        </table:table-row>
        <table:table-row table:style-name="ro2">
          <table:table-cell office:value-type="string" calcext:value-type="string">
            <text:p><text:a xlink:href="https://pt.wikipedia.org/wiki/Associação_Atlética_Ponte_Preta" xlink:type="simple">Associação Atlética Ponte Preta</text:a></text:p>
          </table:table-cell>
          <table:table-cell office:value-type="string" calcext:value-type="string">
            <text:p>times[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];[.C3];[.D3];[.E3];[.F3];[.G3];[.H3];[.A3];[.I3])" office:value-type="string" office:string-value="times[2]  &lt;-  “Associação Atlética Ponte Preta“" calcext:value-type="string">
            <text:p>times[2] <text:s/>&lt;- <text:s/>“Associação Atlética Ponte Preta“</text:p>
          </table:table-cell>
        </table:table-row>
        <table:table-row table:style-name="ro2">
          <table:table-cell office:value-type="string" calcext:value-type="string">
            <text:p><text:a xlink:href="https://pt.wikipedia.org/wiki/Fluminense_Football_Club" xlink:type="simple">Fluminense Football Club</text:a></text:p>
          </table:table-cell>
          <table:table-cell office:value-type="string" calcext:value-type="string">
            <text:p>times[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];[.C4];[.D4];[.E4];[.F4];[.G4];[.H4];[.A4];[.I4])" office:value-type="string" office:string-value="times[3]  &lt;-  “Fluminense Football Club“" calcext:value-type="string">
            <text:p>times[3] <text:s/>&lt;- <text:s/>“Fluminense Football Club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Vitória" xlink:type="simple">Esporte Clube Vitória</text:a></text:p>
          </table:table-cell>
          <table:table-cell office:value-type="string" calcext:value-type="string">
            <text:p>times[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];[.C5];[.D5];[.E5];[.F5];[.G5];[.H5];[.A5];[.I5])" office:value-type="string" office:string-value="times[4]  &lt;-  “Esporte Clube Vitória“" calcext:value-type="string">
            <text:p>times[4] <text:s/>&lt;- <text:s/>“Esporte Clube Vitória“</text:p>
          </table:table-cell>
        </table:table-row>
        <table:table-row table:style-name="ro2">
          <table:table-cell office:value-type="string" calcext:value-type="string">
            <text:p><text:a xlink:href="https://pt.wikipedia.org/wiki/Grêmio_Foot-Ball_Porto_Alegrense" xlink:type="simple">Grêmio Foot-Ball Porto Alegrense</text:a></text:p>
          </table:table-cell>
          <table:table-cell office:value-type="string" calcext:value-type="string">
            <text:p>times[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6];[.C6];[.D6];[.E6];[.F6];[.G6];[.H6];[.A6];[.I6])" office:value-type="string" office:string-value="times[5]  &lt;-  “Grêmio Foot-Ball Porto Alegrense“" calcext:value-type="string">
            <text:p>times[5] <text:s/>&lt;- <text:s/>“Grêmio Foot-Ball Porto Alegrense“</text:p>
          </table:table-cell>
        </table:table-row>
        <table:table-row table:style-name="ro2">
          <table:table-cell office:value-type="string" calcext:value-type="string">
            <text:p><text:a xlink:href="https://pt.wikipedia.org/wiki/Bangu_Atlético_Clube" xlink:type="simple">Bangu Atlético Clube</text:a></text:p>
          </table:table-cell>
          <table:table-cell office:value-type="string" calcext:value-type="string">
            <text:p>times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7];[.C7];[.D7];[.E7];[.F7];[.G7];[.H7];[.A7];[.I7])" office:value-type="string" office:string-value="times[6]  &lt;-  “Bangu Atlético Clube“" calcext:value-type="string">
            <text:p>times[6] <text:s/>&lt;- <text:s/>“Bangu Atlético Clube“</text:p>
          </table:table-cell>
        </table:table-row>
        <table:table-row table:style-name="ro2">
          <table:table-cell office:value-type="string" calcext:value-type="string">
            <text:p><text:a xlink:href="https://pt.wikipedia.org/wiki/Botafogo_de_Futebol_e_Regatas" xlink:type="simple">Botafogo de Futebol e Regatas</text:a></text:p>
          </table:table-cell>
          <table:table-cell office:value-type="string" calcext:value-type="string">
            <text:p>times[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8];[.C8];[.D8];[.E8];[.F8];[.G8];[.H8];[.A8];[.I8])" office:value-type="string" office:string-value="times[7]  &lt;-  “Botafogo de Futebol e Regatas“" calcext:value-type="string">
            <text:p>times[7] <text:s/>&lt;- <text:s/>“Botafogo de Futebol e Regatas“</text:p>
          </table:table-cell>
        </table:table-row>
        <table:table-row table:style-name="ro2">
          <table:table-cell office:value-type="string" calcext:value-type="string">
            <text:p><text:a xlink:href="https://pt.wikipedia.org/wiki/America_Football_Club_(Rio_de_Janeiro)" xlink:type="simple">America Football Club</text:a></text:p>
          </table:table-cell>
          <table:table-cell office:value-type="string" calcext:value-type="string">
            <text:p>times[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9];[.C9];[.D9];[.E9];[.F9];[.G9];[.H9];[.A9];[.I9])" office:value-type="string" office:string-value="times[8]  &lt;-  “America Football Club“" calcext:value-type="string">
            <text:p>times[8] <text:s/>&lt;- <text:s/>“America Football Club“</text:p>
          </table:table-cell>
        </table:table-row>
        <table:table-row table:style-name="ro2">
          <table:table-cell office:value-type="string" calcext:value-type="string">
            <text:p><text:a xlink:href="https://pt.wikipedia.org/wiki/Sport_Club_do_Recife" xlink:type="simple">Sport Club do Recife</text:a></text:p>
          </table:table-cell>
          <table:table-cell office:value-type="string" calcext:value-type="string">
            <text:p>times[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0];[.C10];[.D10];[.E10];[.F10];[.G10];[.H10];[.A10];[.I10])" office:value-type="string" office:string-value="times[9]  &lt;-  “Sport Club do Recife“" calcext:value-type="string">
            <text:p>times[9] <text:s/>&lt;- <text:s/>“Sport Club do Recife“</text:p>
          </table:table-cell>
        </table:table-row>
        <table:table-row table:style-name="ro2">
          <table:table-cell office:value-type="string" calcext:value-type="string">
            <text:p><text:a xlink:href="https://pt.wikipedia.org/wiki/Associação_Atlética_Internacional_(Bebedouro)" xlink:type="simple">Associação Atlética Internacional</text:a></text:p>
          </table:table-cell>
          <table:table-cell office:value-type="string" calcext:value-type="string">
            <text:p>times[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1];[.C11];[.D11];[.E11];[.F11];[.G11];[.H11];[.A11];[.I11])" office:value-type="string" office:string-value="times[10]  &lt;-  “Associação Atlética Internacional“" calcext:value-type="string">
            <text:p>times[10] <text:s/>&lt;- <text:s/>“Associação Atlética Internacional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Ypiranga" xlink:type="simple">Esporte Clube Ypiranga</text:a></text:p>
          </table:table-cell>
          <table:table-cell office:value-type="string" calcext:value-type="string">
            <text:p>times[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2];[.C12];[.D12];[.E12];[.F12];[.G12];[.H12];[.A12];[.I12])" office:value-type="string" office:string-value="times[11]  &lt;-  “Esporte Clube Ypiranga“" calcext:value-type="string">
            <text:p>times[11] <text:s/>&lt;- <text:s/>“Esporte Clube Ypiranga“</text:p>
          </table:table-cell>
        </table:table-row>
        <table:table-row table:style-name="ro2">
          <table:table-cell office:value-type="string" calcext:value-type="string">
            <text:p><text:a xlink:href="https://pt.wikipedia.org/wiki/Guarany_Futebol_Clube" xlink:type="simple">Guarany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3];[.C13];[.D13];[.E13];[.F13];[.G13];[.H13];[.A13];[.I13])" office:value-type="string" office:string-value="times[12]  &lt;-  “Guarany Futebol Clube“" calcext:value-type="string">
            <text:p>times[12] <text:s/>&lt;- <text:s/>“Guarany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Clube_Atlético_Pirassununguense" xlink:type="simple">Clube Atlético Pirassununguense</text:a></text:p>
          </table:table-cell>
          <table:table-cell office:value-type="string" calcext:value-type="string">
            <text:p>times[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4];[.C14];[.D14];[.E14];[.F14];[.G14];[.H14];[.A14];[.I14])" office:value-type="string" office:string-value="times[13]  &lt;-  “Clube Atlético Pirassununguense“" calcext:value-type="string">
            <text:p>times[13] <text:s/>&lt;- <text:s/>“Clube Atlético Pirassununguense“</text:p>
          </table:table-cell>
        </table:table-row>
        <table:table-row table:style-name="ro2">
          <table:table-cell office:value-type="string" calcext:value-type="string">
            <text:p><text:a xlink:href="https://pt.wikipedia.org/wiki/Clube_Atlético_Mineiro" xlink:type="simple">Clube Atlético Mineiro</text:a></text:p>
          </table:table-cell>
          <table:table-cell office:value-type="string" calcext:value-type="string">
            <text:p>times[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5];[.C15];[.D15];[.E15];[.F15];[.G15];[.H15];[.A15];[.I15])" office:value-type="string" office:string-value="times[14]  &lt;-  “Clube Atlético Mineiro“" calcext:value-type="string">
            <text:p>times[14] <text:s/>&lt;- <text:s/>“Clube Atlético Mineiro“</text:p>
          </table:table-cell>
        </table:table-row>
        <table:table-row table:style-name="ro2">
          <table:table-cell office:value-type="string" calcext:value-type="string">
            <text:p><text:a xlink:href="https://pt.wikipedia.org/wiki/Sport_Club_São_Paulo" xlink:type="simple">Sport Club São Paulo</text:a></text:p>
          </table:table-cell>
          <table:table-cell office:value-type="string" calcext:value-type="string">
            <text:p>times[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6];[.C16];[.D16];[.E16];[.F16];[.G16];[.H16];[.A16];[.I16])" office:value-type="string" office:string-value="times[15]  &lt;-  “Sport Club São Paulo“" calcext:value-type="string">
            <text:p>times[15] <text:s/>&lt;- <text:s/>“Sport Club São Paulo“</text:p>
          </table:table-cell>
        </table:table-row>
        <table:table-row table:style-name="ro2">
          <table:table-cell office:value-type="string" calcext:value-type="string">
            <text:p><text:a xlink:href="https://pt.wikipedia.org/wiki/Villa_Nova_Atlético_Clube" xlink:type="simple">Villa Nova Atlético Clube</text:a></text:p>
          </table:table-cell>
          <table:table-cell office:value-type="string" calcext:value-type="string">
            <text:p>times[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7];[.C17];[.D17];[.E17];[.F17];[.G17];[.H17];[.A17];[.I17])" office:value-type="string" office:string-value="times[16]  &lt;-  “Villa Nova Atlético Clube“" calcext:value-type="string">
            <text:p>times[16] <text:s/>&lt;- <text:s/>“Villa Nova Atlético Clube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Pelotas" xlink:type="simple">Esporte Clube Pelotas</text:a></text:p>
          </table:table-cell>
          <table:table-cell office:value-type="string" calcext:value-type="string">
            <text:p>times[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8];[.C18];[.D18];[.E18];[.F18];[.G18];[.H18];[.A18];[.I18])" office:value-type="string" office:string-value="times[17]  &lt;-  “Esporte Clube Pelotas“" calcext:value-type="string">
            <text:p>times[17] <text:s/>&lt;- <text:s/>“Esporte Clube Pelotas“</text:p>
          </table:table-cell>
        </table:table-row>
        <table:table-row table:style-name="ro2">
          <table:table-cell office:value-type="string" calcext:value-type="string">
            <text:p><text:a xlink:href="https://pt.wikipedia.org/wiki/Barra_Mansa_Futebol_Clube" xlink:type="simple">Barra Mansa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19];[.C19];[.D19];[.E19];[.F19];[.G19];[.H19];[.A19];[.I19])" office:value-type="string" office:string-value="times[18]  &lt;-  “Barra Mansa Futebol Clube“" calcext:value-type="string">
            <text:p>times[18] <text:s/>&lt;- <text:s/>“Barra Mansa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Sport_Club_Penedense" xlink:type="simple">Sport Club Penedense</text:a></text:p>
          </table:table-cell>
          <table:table-cell office:value-type="string" calcext:value-type="string">
            <text:p>times[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0];[.C20];[.D20];[.E20];[.F20];[.G20];[.H20];[.A20];[.I20])" office:value-type="string" office:string-value="times[19]  &lt;-  “Sport Club Penedense“" calcext:value-type="string">
            <text:p>times[19] <text:s/>&lt;- <text:s/>“Sport Club Penedense“</text:p>
          </table:table-cell>
        </table:table-row>
        <table:table-row table:style-name="ro2">
          <table:table-cell office:value-type="string" calcext:value-type="string">
            <text:p><text:a xlink:href="https://pt.wikipedia.org/wiki/Sport_Club_Internacional" xlink:type="simple">Sport Club Internacional</text:a></text:p>
          </table:table-cell>
          <table:table-cell office:value-type="string" calcext:value-type="string">
            <text:p>times[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1];[.C21];[.D21];[.E21];[.F21];[.G21];[.H21];[.A21];[.I21])" office:value-type="string" office:string-value="times[20]  &lt;-  “Sport Club Internacional“" calcext:value-type="string">
            <text:p>times[20] <text:s/>&lt;- <text:s/>“Sport Club Internacional“</text:p>
          </table:table-cell>
        </table:table-row>
        <table:table-row table:style-name="ro2">
          <table:table-cell office:value-type="string" calcext:value-type="string">
            <text:p><text:a xlink:href="https://pt.wikipedia.org/wiki/Rio_Claro_Futebol_Clube" xlink:type="simple">Rio Claro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2];[.C22];[.D22];[.E22];[.F22];[.G22];[.H22];[.A22];[.I22])" office:value-type="string" office:string-value="times[21]  &lt;-  “Rio Claro Futebol Clube“" calcext:value-type="string">
            <text:p>times[21] <text:s/>&lt;- <text:s/>“Rio Claro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Paulista_Futebol_Clube" xlink:type="simple">Paulista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3];[.C23];[.D23];[.E23];[.F23];[.G23];[.H23];[.A23];[.I23])" office:value-type="string" office:string-value="times[22]  &lt;-  “Paulista Futebol Clube“" calcext:value-type="string">
            <text:p>times[22] <text:s/>&lt;- <text:s/>“Paulista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Resende_Futebol_Clube" xlink:type="simple">Resende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4];[.C24];[.D24];[.E24];[.F24];[.G24];[.H24];[.A24];[.I24])" office:value-type="string" office:string-value="times[23]  &lt;-  “Resende Futebol Clube“" calcext:value-type="string">
            <text:p>times[23] <text:s/>&lt;- <text:s/>“Resende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Clube_Náutico_Capibaribe" xlink:type="simple">Clube Náutico Capibaribe</text:a></text:p>
          </table:table-cell>
          <table:table-cell office:value-type="string" calcext:value-type="string">
            <text:p>times[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5];[.C25];[.D25];[.E25];[.F25];[.G25];[.H25];[.A25];[.I25])" office:value-type="string" office:string-value="times[24]  &lt;-  “Clube Náutico Capibaribe“" calcext:value-type="string">
            <text:p>times[24] <text:s/>&lt;- <text:s/>“Clube Náutico Capibaribe“</text:p>
          </table:table-cell>
        </table:table-row>
        <table:table-row table:style-name="ro2">
          <table:table-cell office:value-type="string" calcext:value-type="string">
            <text:p><text:a xlink:href="https://pt.wikipedia.org/wiki/São_Cristóvão_de_Futebol_e_Regatas" xlink:type="simple">São Cristóvão de Futebol e Regatas</text:a></text:p>
          </table:table-cell>
          <table:table-cell office:value-type="string" calcext:value-type="string">
            <text:p>times[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6];[.C26];[.D26];[.E26];[.F26];[.G26];[.H26];[.A26];[.I26])" office:value-type="string" office:string-value="times[25]  &lt;-  “São Cristóvão de Futebol e Regatas“" calcext:value-type="string">
            <text:p>times[25] <text:s/>&lt;- <text:s/>“São Cristóvão de Futebol e Regatas“</text:p>
          </table:table-cell>
        </table:table-row>
        <table:table-row table:style-name="ro2">
          <table:table-cell office:value-type="string" calcext:value-type="string">
            <text:p><text:a xlink:href="https://pt.wikipedia.org/wiki/Coritiba_Foot_Ball_Club" xlink:type="simple">Coritiba Foot Ball Club</text:a></text:p>
          </table:table-cell>
          <table:table-cell office:value-type="string" calcext:value-type="string">
            <text:p>times[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7];[.C27];[.D27];[.E27];[.F27];[.G27];[.H27];[.A27];[.I27])" office:value-type="string" office:string-value="times[26]  &lt;-  “Coritiba Foot Ball Club“" calcext:value-type="string">
            <text:p>times[26] <text:s/>&lt;- <text:s/>“Coritiba Foot Ball Club“</text:p>
          </table:table-cell>
        </table:table-row>
        <table:table-row table:style-name="ro2">
          <table:table-cell office:value-type="string" calcext:value-type="string">
            <text:p><text:a xlink:href="https://pt.wikipedia.org/wiki/Sport_Club_Corinthians_Paulista" xlink:type="simple">Sport Club Corinthians Paulista</text:a></text:p>
          </table:table-cell>
          <table:table-cell office:value-type="string" calcext:value-type="string">
            <text:p>times[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8];[.C28];[.D28];[.E28];[.F28];[.G28];[.H28];[.A28];[.I28])" office:value-type="string" office:string-value="times[27]  &lt;-  “Sport Club Corinthians Paulista“" calcext:value-type="string">
            <text:p>times[27] <text:s/>&lt;- <text:s/>“Sport Club Corinthians Paulista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Noroeste" xlink:type="simple">Esporte Clube Noroeste</text:a></text:p>
          </table:table-cell>
          <table:table-cell office:value-type="string" calcext:value-type="string">
            <text:p>times[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29];[.C29];[.D29];[.E29];[.F29];[.G29];[.H29];[.A29];[.I29])" office:value-type="string" office:string-value="times[28]  &lt;-  “Esporte Clube Noroeste“" calcext:value-type="string">
            <text:p>times[28] <text:s/>&lt;- <text:s/>“Esporte Clube Noroeste“</text:p>
          </table:table-cell>
        </table:table-row>
        <table:table-row table:style-name="ro2">
          <table:table-cell office:value-type="string" calcext:value-type="string">
            <text:p><text:a xlink:href="https://pt.wikipedia.org/wiki/Guarani_Futebol_Clube" xlink:type="simple">Guarani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0];[.C30];[.D30];[.E30];[.F30];[.G30];[.H30];[.A30];[.I30])" office:value-type="string" office:string-value="times[29]  &lt;-  “Guarani Futebol Clube“" calcext:value-type="string">
            <text:p>times[29] <text:s/>&lt;- <text:s/>“Guarani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Clube_Esportivo_Lajeadense" xlink:type="simple">Clube Esportivo Lajeadense</text:a></text:p>
          </table:table-cell>
          <table:table-cell office:value-type="string" calcext:value-type="string">
            <text:p>times[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1];[.C31];[.D31];[.E31];[.F31];[.G31];[.H31];[.A31];[.I31])" office:value-type="string" office:string-value="times[30]  &lt;-  “Clube Esportivo Lajeadense“" calcext:value-type="string">
            <text:p>times[30] <text:s/>&lt;- <text:s/>“Clube Esportivo Lajeadense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Novo_Hamburgo" xlink:type="simple">Esporte Clube Novo Hamburgo</text:a></text:p>
          </table:table-cell>
          <table:table-cell office:value-type="string" calcext:value-type="string">
            <text:p>times[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2];[.C32];[.D32];[.E32];[.F32];[.G32];[.H32];[.A32];[.I32])" office:value-type="string" office:string-value="times[31]  &lt;-  “Esporte Clube Novo Hamburgo“" calcext:value-type="string">
            <text:p>times[31] <text:s/>&lt;- <text:s/>“Esporte Clube Novo Hamburgo“</text:p>
          </table:table-cell>
        </table:table-row>
        <table:table-row table:style-name="ro2">
          <table:table-cell office:value-type="string" calcext:value-type="string">
            <text:p><text:a xlink:href="https://pt.wikipedia.org/wiki/Tupynambás_Futebol_Clube" xlink:type="simple">Tupynambás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3];[.C33];[.D33];[.E33];[.F33];[.G33];[.H33];[.A33];[.I33])" office:value-type="string" office:string-value="times[32]  &lt;-  “Tupynambás Futebol Clube“" calcext:value-type="string">
            <text:p>times[32] <text:s/>&lt;- <text:s/>“Tupynambás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Grêmio_Esportivo_Brasil" xlink:type="simple">Grêmio Esportivo Brasil</text:a></text:p>
          </table:table-cell>
          <table:table-cell office:value-type="string" calcext:value-type="string">
            <text:p>times[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4];[.C34];[.D34];[.E34];[.F34];[.G34];[.H34];[.A34];[.I34])" office:value-type="string" office:string-value="times[33]  &lt;-  “Grêmio Esportivo Brasil“" calcext:value-type="string">
            <text:p>times[33] <text:s/>&lt;- <text:s/>“Grêmio Esportivo Brasil“</text:p>
          </table:table-cell>
        </table:table-row>
        <table:table-row table:style-name="ro2">
          <table:table-cell office:value-type="string" calcext:value-type="string">
            <text:p><text:a xlink:href="https://pt.wikipedia.org/wiki/Comercial_Futebol_Clube_(Ribeirão_Preto)" xlink:type="simple">Comercial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5];[.C35];[.D35];[.E35];[.F35];[.G35];[.H35];[.A35];[.I35])" office:value-type="string" office:string-value="times[34]  &lt;-  “Comercial Futebol Clube“" calcext:value-type="string">
            <text:p>times[34] <text:s/>&lt;- <text:s/>“Comercial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Santos_Futebol_Clube" xlink:type="simple">Santos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6];[.C36];[.D36];[.E36];[.F36];[.G36];[.H36];[.A36];[.I36])" office:value-type="string" office:string-value="times[35]  &lt;-  “Santos Futebol Clube“" calcext:value-type="string">
            <text:p>times[35] <text:s/>&lt;- <text:s/>“Santos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América_Futebol_Clube_(Belo_Horizonte)" xlink:type="simple">América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7];[.C37];[.D37];[.E37];[.F37];[.G37];[.H37];[.A37];[.I37])" office:value-type="string" office:string-value="times[36]  &lt;-  “América Futebol Clube“" calcext:value-type="string">
            <text:p>times[36] <text:s/>&lt;- <text:s/>“América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Operário_Ferroviário_Esporte_Clube" xlink:type="simple">Operário Ferroviário Esporte Clube</text:a></text:p>
          </table:table-cell>
          <table:table-cell office:value-type="string" calcext:value-type="string">
            <text:p>times[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8];[.C38];[.D38];[.E38];[.F38];[.G38];[.H38];[.A38];[.I38])" office:value-type="string" office:string-value="times[37]  &lt;-  “Operário Ferroviário Esporte Clube“" calcext:value-type="string">
            <text:p>times[37] <text:s/>&lt;- <text:s/>“Operário Ferroviário Esporte Clube“</text:p>
          </table:table-cell>
        </table:table-row>
        <table:table-row table:style-name="ro2">
          <table:table-cell office:value-type="string" calcext:value-type="string">
            <text:p><text:a xlink:href="https://pt.wikipedia.org/wiki/Clube_de_Regatas_do_Flamengo" xlink:type="simple">Clube de Regatas do Flamengo</text:a></text:p>
          </table:table-cell>
          <table:table-cell office:value-type="string" calcext:value-type="string">
            <text:p>times[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39];[.C39];[.D39];[.E39];[.F39];[.G39];[.H39];[.A39];[.I39])" office:value-type="string" office:string-value="times[38]  &lt;-  “Clube de Regatas do Flamengo“" calcext:value-type="string">
            <text:p>times[38] <text:s/>&lt;- <text:s/>“Clube de Regatas do Flamengo“</text:p>
          </table:table-cell>
        </table:table-row>
        <table:table-row table:style-name="ro2">
          <table:table-cell office:value-type="string" calcext:value-type="string">
            <text:p><text:a xlink:href="https://pt.wikipedia.org/wiki/Riograndense_Futebol_Clube" xlink:type="simple">Riograndense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0];[.C40];[.D40];[.E40];[.F40];[.G40];[.H40];[.A40];[.I40])" office:value-type="string" office:string-value="times[39]  &lt;-  “Riograndense Futebol Clube“" calcext:value-type="string">
            <text:p>times[39] <text:s/>&lt;- <text:s/>“Riograndense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Tupi_Football_Club" xlink:type="simple">Tupi Football Club</text:a></text:p>
          </table:table-cell>
          <table:table-cell office:value-type="string" calcext:value-type="string">
            <text:p>times[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1];[.C41];[.D41];[.E41];[.F41];[.G41];[.H41];[.A41];[.I41])" office:value-type="string" office:string-value="times[40]  &lt;-  “Tupi Football Club“" calcext:value-type="string">
            <text:p>times[40] <text:s/>&lt;- <text:s/>“Tupi Football Club“</text:p>
          </table:table-cell>
        </table:table-row>
        <table:table-row table:style-name="ro2">
          <table:table-cell office:value-type="string" calcext:value-type="string">
            <text:p><text:a xlink:href="https://pt.wikipedia.org/wiki/Goytacaz_Futebol_Clube" xlink:type="simple">Goytacaz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2];[.C42];[.D42];[.E42];[.F42];[.G42];[.H42];[.A42];[.I42])" office:value-type="string" office:string-value="times[41]  &lt;-  “Goytacaz Futebol Clube“" calcext:value-type="string">
            <text:p>times[41] <text:s/>&lt;- <text:s/>“Goytacaz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Clube_de_Regatas_Brasil" xlink:type="simple">Clube de Regatas Brasil</text:a></text:p>
          </table:table-cell>
          <table:table-cell office:value-type="string" calcext:value-type="string">
            <text:p>times[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3];[.C43];[.D43];[.E43];[.F43];[.G43];[.H43];[.A43];[.I43])" office:value-type="string" office:string-value="times[42]  &lt;-  “Clube de Regatas Brasil“" calcext:value-type="string">
            <text:p>times[42] <text:s/>&lt;- <text:s/>“Clube de Regatas Brasil“</text:p>
          </table:table-cell>
        </table:table-row>
        <table:table-row table:style-name="ro2">
          <table:table-cell office:value-type="string" calcext:value-type="string">
            <text:p><text:a xlink:href="https://pt.wikipedia.org/wiki/Vitória_Futebol_Clube_(Espírito_Santo)" xlink:type="simple">Vitória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4];[.C44];[.D44];[.E44];[.F44];[.G44];[.H44];[.A44];[.I44])" office:value-type="string" office:string-value="times[43]  &lt;-  “Vitória Futebol Clube“" calcext:value-type="string">
            <text:p>times[43] <text:s/>&lt;- <text:s/>“Vitória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Associação_Atlética_Francana" xlink:type="simple">Associação Atlética Francana</text:a></text:p>
          </table:table-cell>
          <table:table-cell office:value-type="string" calcext:value-type="string">
            <text:p>times[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5];[.C45];[.D45];[.E45];[.F45];[.G45];[.H45];[.A45];[.I45])" office:value-type="string" office:string-value="times[44]  &lt;-  “Associação Atlética Francana“" calcext:value-type="string">
            <text:p>times[44] <text:s/>&lt;- <text:s/>“Associação Atlética Francana“</text:p>
          </table:table-cell>
        </table:table-row>
        <table:table-row table:style-name="ro2">
          <table:table-cell office:value-type="string" calcext:value-type="string">
            <text:p><text:a xlink:href="https://pt.wikipedia.org/wiki/Campos_Atlético_Associação" xlink:type="simple">Campos Atlético Associação</text:a></text:p>
          </table:table-cell>
          <table:table-cell office:value-type="string" calcext:value-type="string">
            <text:p>times[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6];[.C46];[.D46];[.E46];[.F46];[.G46];[.H46];[.A46];[.I46])" office:value-type="string" office:string-value="times[45]  &lt;-  “Campos Atlético Associação“" calcext:value-type="string">
            <text:p>times[45] <text:s/>&lt;- <text:s/>“Campos Atlético Associação“</text:p>
          </table:table-cell>
        </table:table-row>
        <table:table-row table:style-name="ro2">
          <table:table-cell office:value-type="string" calcext:value-type="string">
            <text:p><text:a xlink:href="https://pt.wikipedia.org/wiki/Clube_Esportivo_Rio_Branco" xlink:type="simple">Clube Esportivo Rio Branco</text:a></text:p>
          </table:table-cell>
          <table:table-cell office:value-type="string" calcext:value-type="string">
            <text:p>times[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7];[.C47];[.D47];[.E47];[.F47];[.G47];[.H47];[.A47];[.I47])" office:value-type="string" office:string-value="times[46]  &lt;-  “Clube Esportivo Rio Branco“" calcext:value-type="string">
            <text:p>times[46] <text:s/>&lt;- <text:s/>“Clube Esportivo Rio Branco“</text:p>
          </table:table-cell>
        </table:table-row>
        <table:table-row table:style-name="ro2">
          <table:table-cell office:value-type="string" calcext:value-type="string">
            <text:p><text:a xlink:href="https://pt.wikipedia.org/wiki/Nacional_Futebol_Clube_(Manaus)" xlink:type="simple">Nacional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8];[.C48];[.D48];[.E48];[.F48];[.G48];[.H48];[.A48];[.I48])" office:value-type="string" office:string-value="times[47]  &lt;-  “Nacional Futebol Clube“" calcext:value-type="string">
            <text:p>times[47] <text:s/>&lt;- <text:s/>“Nacional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Futebol_Clube_Santa_Cruz" xlink:type="simple">Futebol Clube Santa Cruz</text:a></text:p>
          </table:table-cell>
          <table:table-cell office:value-type="string" calcext:value-type="string">
            <text:p>times[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49];[.C49];[.D49];[.E49];[.F49];[.G49];[.H49];[.A49];[.I49])" office:value-type="string" office:string-value="times[48]  &lt;-  “Futebol Clube Santa Cruz“" calcext:value-type="string">
            <text:p>times[48] <text:s/>&lt;- <text:s/>“Futebol Clube Santa Cruz“</text:p>
          </table:table-cell>
        </table:table-row>
        <table:table-row table:style-name="ro2">
          <table:table-cell office:value-type="string" calcext:value-type="string">
            <text:p><text:a xlink:href="https://pt.wikipedia.org/wiki/Clube_do_Remo" xlink:type="simple">Clube do Remo</text:a></text:p>
          </table:table-cell>
          <table:table-cell office:value-type="string" calcext:value-type="string">
            <text:p>times[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0];[.C50];[.D50];[.E50];[.F50];[.G50];[.H50];[.A50];[.I50])" office:value-type="string" office:string-value="times[49]  &lt;-  “Clube do Remo“" calcext:value-type="string">
            <text:p>times[49] <text:s/>&lt;- <text:s/>“Clube do Remo“</text:p>
          </table:table-cell>
        </table:table-row>
        <table:table-row table:style-name="ro2">
          <table:table-cell office:value-type="string" calcext:value-type="string">
            <text:p><text:a xlink:href="https://pt.wikipedia.org/wiki/Parnahyba_Sport_Club" xlink:type="simple">Parnahyba Sport Club</text:a></text:p>
          </table:table-cell>
          <table:table-cell office:value-type="string" calcext:value-type="string">
            <text:p>times[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1];[.C51];[.D51];[.E51];[.F51];[.G51];[.H51];[.A51];[.I51])" office:value-type="string" office:string-value="times[50]  &lt;-  “Parnahyba Sport Club“" calcext:value-type="string">
            <text:p>times[50] <text:s/>&lt;- <text:s/>“Parnahyba Sport Club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São_José" xlink:type="simple">Esporte Clube São José</text:a></text:p>
          </table:table-cell>
          <table:table-cell office:value-type="string" calcext:value-type="string">
            <text:p>times[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2];[.C52];[.D52];[.E52];[.F52];[.G52];[.H52];[.A52];[.I52])" office:value-type="string" office:string-value="times[51]  &lt;-  “Esporte Clube São José“" calcext:value-type="string">
            <text:p>times[51] <text:s/>&lt;- <text:s/>“Esporte Clube São José“</text:p>
          </table:table-cell>
        </table:table-row>
        <table:table-row table:style-name="ro2">
          <table:table-cell office:value-type="string" calcext:value-type="string">
            <text:p><text:a xlink:href="https://pt.wikipedia.org/wiki/Rio_Branco_Atlético_Clube" xlink:type="simple">Rio Branco Atlético Clube</text:a></text:p>
          </table:table-cell>
          <table:table-cell office:value-type="string" calcext:value-type="string">
            <text:p>times[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3];[.C53];[.D53];[.E53];[.F53];[.G53];[.H53];[.A53];[.I53])" office:value-type="string" office:string-value="times[52]  &lt;-  “Rio Branco Atlético Clube“" calcext:value-type="string">
            <text:p>times[52] <text:s/>&lt;- <text:s/>“Rio Branco Atlético Clube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Juventude" xlink:type="simple">Esporte Clube Juventude</text:a></text:p>
          </table:table-cell>
          <table:table-cell office:value-type="string" calcext:value-type="string">
            <text:p>times[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4];[.C54];[.D54];[.E54];[.F54];[.G54];[.H54];[.A54];[.I54])" office:value-type="string" office:string-value="times[53]  &lt;-  “Esporte Clube Juventude“" calcext:value-type="string">
            <text:p>times[53] <text:s/>&lt;- <text:s/>“Esporte Clube Juventude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Cruzeiro_(Porto_Alegre)" xlink:type="simple">Esporte Clube Cruzeiro</text:a></text:p>
          </table:table-cell>
          <table:table-cell office:value-type="string" calcext:value-type="string">
            <text:p>times[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5];[.C55];[.D55];[.E55];[.F55];[.G55];[.H55];[.A55];[.I55])" office:value-type="string" office:string-value="times[54]  &lt;-  “Esporte Clube Cruzeiro“" calcext:value-type="string">
            <text:p>times[54] <text:s/>&lt;- <text:s/>“Esporte Clube Cruzeiro“</text:p>
          </table:table-cell>
        </table:table-row>
        <table:table-row table:style-name="ro2">
          <table:table-cell office:value-type="string" calcext:value-type="string">
            <text:p><text:a xlink:href="https://pt.wikipedia.org/wiki/Rio_Branco_Esporte_Clube" xlink:type="simple">Rio Branco Esporte Clube</text:a></text:p>
          </table:table-cell>
          <table:table-cell office:value-type="string" calcext:value-type="string">
            <text:p>times[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6];[.C56];[.D56];[.E56];[.F56];[.G56];[.H56];[.A56];[.I56])" office:value-type="string" office:string-value="times[55]  &lt;-  “Rio Branco Esporte Clube“" calcext:value-type="string">
            <text:p>times[55] <text:s/>&lt;- <text:s/>“Rio Branco Esporte Clube“</text:p>
          </table:table-cell>
        </table:table-row>
        <table:table-row table:style-name="ro2">
          <table:table-cell office:value-type="string" calcext:value-type="string">
            <text:p><text:a xlink:href="https://pt.wikipedia.org/wiki/Centro_Sportivo_Alagoano" xlink:type="simple">Centro Sportivo Alagoano</text:a></text:p>
          </table:table-cell>
          <table:table-cell office:value-type="string" calcext:value-type="string">
            <text:p>times[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7];[.C57];[.D57];[.E57];[.F57];[.G57];[.H57];[.A57];[.I57])" office:value-type="string" office:string-value="times[56]  &lt;-  “Centro Sportivo Alagoano“" calcext:value-type="string">
            <text:p>times[56] <text:s/>&lt;- <text:s/>“Centro Sportivo Alagoano“</text:p>
          </table:table-cell>
        </table:table-row>
        <table:table-row table:style-name="ro2">
          <table:table-cell office:value-type="string" calcext:value-type="string">
            <text:p><text:a xlink:href="https://pt.wikipedia.org/wiki/União_Futebol_Clube_(São_Paulo)" xlink:type="simple">União Futebol Clube</text:a></text:p>
          </table:table-cell>
          <table:table-cell office:value-type="string" calcext:value-type="string">
            <text:p>times[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8];[.C58];[.D58];[.E58];[.F58];[.G58];[.H58];[.A58];[.I58])" office:value-type="string" office:string-value="times[57]  &lt;-  “União Futebol Clube“" calcext:value-type="string">
            <text:p>times[57] <text:s/>&lt;- <text:s/>“União Futebol Clube“</text:p>
          </table:table-cell>
        </table:table-row>
        <table:table-row table:style-name="ro2">
          <table:table-cell office:value-type="string" calcext:value-type="string">
            <text:p><text:a xlink:href="https://pt.wikipedia.org/wiki/Esporte_Clube_São_Bento" xlink:type="simple">Esporte Clube São Bento</text:a></text:p>
          </table:table-cell>
          <table:table-cell office:value-type="string" calcext:value-type="string">
            <text:p>times[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59];[.C59];[.D59];[.E59];[.F59];[.G59];[.H59];[.A59];[.I59])" office:value-type="string" office:string-value="times[58]  &lt;-  “Esporte Clube São Bento“" calcext:value-type="string">
            <text:p>times[58] <text:s/>&lt;- <text:s/>“Esporte Clube São Bento“</text:p>
          </table:table-cell>
        </table:table-row>
        <table:table-row table:style-name="ro2">
          <table:table-cell office:value-type="string" calcext:value-type="string">
            <text:p><text:a xlink:href="https://pt.wikipedia.org/wiki/Centro_Limoeirense_de_Futebol" xlink:type="simple">Centro Limoeirense de Futebol</text:a></text:p>
          </table:table-cell>
          <table:table-cell office:value-type="string" calcext:value-type="string">
            <text:p>times[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60];[.C60];[.D60];[.E60];[.F60];[.G60];[.H60];[.A60];[.I60])" office:value-type="string" office:string-value="times[59]  &lt;-  “Centro Limoeirense de Futebol“" calcext:value-type="string">
            <text:p>times[59] <text:s/>&lt;- <text:s/>“Centro Limoeirense de Futebol“</text:p>
          </table:table-cell>
        </table:table-row>
        <table:table-row table:style-name="ro2">
          <table:table-cell office:value-type="string" calcext:value-type="string">
            <text:p><text:a xlink:href="https://pt.wikipedia.org/wiki/Associação_Atlética_Internacional_(Limeira)" xlink:type="simple">Associação Atlética Internacional</text:a></text:p>
          </table:table-cell>
          <table:table-cell office:value-type="string" calcext:value-type="string">
            <text:p>times[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“</text:p>
          </table:table-cell>
          <table:table-cell table:formula="of:=COM.MICROSOFT.CONCAT([.B61];[.C61];[.D61];[.E61];[.F61];[.G61];[.H61];[.A61];[.I61])" office:value-type="string" office:string-value="times[60]  &lt;-  “Associação Atlética Internacional“" calcext:value-type="string">
            <text:p>times[60] <text:s/>&lt;- <text:s/>“Associação Atlética Internacional“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6T02:04:16.606291337</meta:creation-date>
    <dc:date>2022-01-16T02:16:52.960655335</dc:date>
    <meta:editing-duration>PT16S</meta:editing-duration>
    <meta:editing-cycles>1</meta:editing-cycles>
    <meta:document-statistic meta:table-count="1" meta:cell-count="603" meta:object-count="0"/>
    <meta:generator>LibreOffice/6.4.7.2$Linux_X86_64 LibreOffice_project/40$Build-2</meta:generator>
  </office:meta>
</office:document-meta>
</file>